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输出结果显示了spearman相关系数及其对每一对的重要性在这个例子中，显著相关是<text:line-break/>“Fielded Volatility”与“CSat”呈负相关<text:line-break/>“Maintenance”与“CSat”呈负相关<text:line-break/>“Fielded Volatility”与“Maintenance”正相关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8T04:39:58.871398758</meta:creation-date>
    <dc:date>2021-09-18T04:42:02.944672206</dc:date>
    <meta:editing-duration>PT2M4S</meta:editing-duration>
    <meta:editing-cycles>1</meta:editing-cycles>
    <meta:document-statistic meta:table-count="0" meta:image-count="0" meta:object-count="0" meta:page-count="1" meta:paragraph-count="1" meta:word-count="56" meta:character-count="136" meta:non-whitespace-character-count="131"/>
    <meta:generator>LibreOffice/6.1.5.2$Linux_X86_64 LibreOffice_project/10$Build-2</meta:generator>
  </office:meta>
</office:document-meta>
</file>